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c1bf2" officeooo:paragraph-rsid="001c1bf2"/>
    </style:style>
    <style:style style:name="P2" style:family="paragraph" style:parent-style-name="Standard">
      <style:paragraph-properties fo:text-align="justify" style:justify-single-word="false"/>
      <style:text-properties fo:font-weight="bold" officeooo:rsid="001c1bf2" officeooo:paragraph-rsid="001c1bf2"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n vers le glooMaps : https://www.gloomaps.com/4GW7H72thd</text:p>
      <text:p text:style-name="P1"/>
      <text:p text:style-name="P1">L'application a pour ligne directrice de valoriser les Zones Humides dans le Parc Naturel Régional Scarpe-Escaut.</text:p>
      <text:p text:style-name="P1"/>
      <text:p text:style-name="P2"># L'aspect utilisateurs :</text:p>
      <text:p text:style-name="P1">L'utilisateur peut choisir de se mettre en compte invité ou de s'inscrire comme membre. S'il s'inscrit comme invité, il pourra participer aux différentes activités et visiter le site, mais ses performances personnelles ne seront pas enregistrées. S'il s'inscrit comme membre, ses données personnelles seront sauvegardées. Ses activités. Ses interventions. Ses photos. Ses défis réalisés. Son nombre de points. Il disposera d'une page profil qu'il pourra personnaliser suivant ses envies. Par ailleurs, en s'inscrivant, l'utilisateur aura pour possibilité de choisir un ou plusieurs statuts (visiteur, agriculteur, chercheur). Ces statuts seront visibles par les autres utilisateurs. </text:p>
      <text:p text:style-name="P1"/>
      <text:p text:style-name="P1">Par ailleurs, trois vidéos pourront être réalisées suivant que l'utilisateur soit dans une posture de visiteur (les jeux (défis, système de progression, privilèges à débloquer), activités (événements, réseaux sociaux), informations sur les Zones Humides), d'agriculteur (présentation des Prairies Humides, programmes de détection des plantes, des zones humides, possibilité de faire apparaître une zone humide sur la map et d'en devenir le gestionnaire (mise au point d'un blog pour valoriser les productions de son exploitation), actualités et réseaux sociaux), de chercheur (présenter le système de jeu avec les différents rangs jusqu'à expert botaniste, la BDD des plantes bioindicatrices sur le site via la map, la possibilité de devenir animateur de plusieurs zones humides en collaboration avec un gestionnaire, d'agrémenter le wikipedia des Zones Humides). Chaque rôle permettra de faciliter l'appropriation de l'application suivant la posture dans laquelle l'utilisateur s'inscrit, sachant qu'un utilisateur peut s'en choisir plusieurs pour s'il le veut exploiter le plein potentiel de l'applic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0:34:31.147000000</meta:creation-date>
    <dc:date>2020-08-04T10:36:12.866000000</dc:date>
    <meta:editing-duration>PT1M42S</meta:editing-duration>
    <meta:editing-cycles>1</meta:editing-cycles>
    <meta:document-statistic meta:table-count="0" meta:image-count="0" meta:object-count="0" meta:page-count="1" meta:paragraph-count="5" meta:word-count="275" meta:character-count="1988" meta:non-whitespace-character-count="1717"/>
    <meta:generator>LibreOffice/5.2.5.1$Windows_x86 LibreOffice_project/0312e1a284a7d50ca85a365c316c7abbf20a4d22</meta:generator>
  </office:meta>
</office:document-meta>
</file>